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2.6444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6444in" style:rel-column-width="65535*"/>
    </style:style>
    <style:style style:name="Table1.A1" style:family="table-cell">
      <style:table-cell-properties fo:padding="0.0382in" fo:border="none"/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A4" style:family="table-cell">
      <style:table-cell-properties fo:background-color="transparent" fo:padding="0.0382in" fo:border-left="none" fo:border-right="none" fo:border-top="none" fo:border-bottom="2.75pt solid #000000">
        <style:background-image/>
      </style:table-cell-properties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A6" style:family="table-cell">
      <style:table-cell-properties style:vertical-align="" fo:background-color="transparent" fo:padding="0.0382in" fo:border-left="none" fo:border-right="none" fo:border-top="none" fo:border-bottom="2.75pt solid #000000" style:writing-mode="page">
        <style:background-image/>
      </style:table-cell-properties>
    </style:style>
    <style:style style:name="Table2" style:family="table">
      <style:table-properties style:width="5.0625in" fo:margin-left="0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2.A" style:family="table-column">
      <style:table-column-properties style:column-width="0.875in"/>
    </style:style>
    <style:style style:name="Table2.B" style:family="table-column">
      <style:table-column-properties style:column-width="4.1875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382in" fo:border-left="none" fo:border-right="none" fo:border-top="none" fo:border-bottom="2.75pt solid #000000" style:writing-mode="page">
        <style:background-image/>
      </style:table-cell-properties>
    </style:style>
    <style:style style:name="Table2.A3" style:family="table-cell">
      <style:table-cell-properties style:vertical-align="middle" fo:padding="0.0382in" fo:border-left="2.75pt solid #000000" fo:border-right="none" fo:border-top="none" fo:border-bottom="none"/>
    </style:style>
    <style:style style:name="Table2.A4" style:family="table-cell">
      <style:table-cell-properties style:vertical-align="middle" fo:padding="0.0382in" fo:border-left="2.75pt solid #000000" fo:border-right="none" fo:border-top="none" fo:border-bottom="none"/>
    </style:style>
    <style:style style:name="Table2.A5" style:family="table-cell">
      <style:table-cell-properties style:vertical-align="middle" fo:padding="0.0382in" fo:border-left="2.75pt solid #000000" fo:border-right="none" fo:border-top="none" fo:border-bottom="none"/>
    </style:style>
    <style:style style:name="Table2.A6" style:family="table-cell">
      <style:table-cell-properties style:vertical-align="middle" fo:padding="0.0382in" fo:border-left="2.75pt solid #000000" fo:border-right="none" fo:border-top="none" fo:border-bottom="none"/>
    </style:style>
    <style:style style:name="Table2.A7" style:family="table-cell">
      <style:table-cell-properties style:vertical-align="middle" fo:padding="0.0382in" fo:border-left="2.75pt solid #000000" fo:border-right="none" fo:border-top="none" fo:border-bottom="none"/>
    </style:style>
    <style:style style:name="Table2.A8" style:family="table-cell">
      <style:table-cell-properties style:vertical-align="middle" fo:padding="0.0382in" fo:border-left="2.75pt solid #000000" fo:border-right="none" fo:border-top="none" fo:border-bottom="none"/>
    </style:style>
    <style:style style:name="Table2.A9" style:family="table-cell">
      <style:table-cell-properties style:vertical-align="middle" fo:padding="0.0382in" fo:border-left="2.75pt solid #000000" fo:border-right="none" fo:border-top="none" fo:border-bottom="none"/>
    </style:style>
    <style:style style:name="Table2.A10" style:family="table-cell">
      <style:table-cell-properties style:vertical-align="middle" fo:padding="0.0382in" fo:border="none"/>
    </style:style>
    <style:style style:name="Table2.A12" style:family="table-cell">
      <style:table-cell-properties style:vertical-align="middle" fo:padding="0.0382in" fo:border-left="2.75pt solid #000000" fo:border-right="none" fo:border-top="none" fo:border-bottom="none"/>
    </style:style>
    <style:style style:name="Table2.A13" style:family="table-cell">
      <style:table-cell-properties style:vertical-align="middle" fo:padding="0.0382in" fo:border-left="2.75pt solid #000000" fo:border-right="none" fo:border-top="none" fo:border-bottom="none"/>
    </style:style>
    <style:style style:name="Table2.A14" style:family="table-cell">
      <style:table-cell-properties style:vertical-align="middle" fo:padding="0.0382in" fo:border-left="2.75pt solid #000000" fo:border-right="none" fo:border-top="none" fo:border-bottom="none"/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paragraph-rsid="002a3532"/>
    </style:style>
    <style:style style:name="P3" style:family="paragraph" style:parent-style-name="Table_20_Contents">
      <style:paragraph-properties fo:text-align="center" style:justify-single-word="false"/>
      <style:text-properties style:font-name="Roboto" fo:font-size="20pt" fo:language="fr" fo:country="FR" fo:font-weight="bold" officeooo:rsid="001ca386" officeooo:paragraph-rsid="000ccc92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Roboto" fo:font-size="20pt" fo:language="fr" fo:country="FR" fo:font-weight="bold" officeooo:rsid="000ccc92" officeooo:paragraph-rsid="002cc085" style:font-size-asian="20pt" style:font-weight-asian="bold" style:font-size-complex="20pt" style:font-weight-complex="bold"/>
    </style:style>
    <style:style style:name="P5" style:family="paragraph" style:parent-style-name="Table_20_Contents">
      <style:text-properties style:font-name="Roboto" fo:font-size="10pt" fo:language="fr" fo:country="FR" officeooo:rsid="000ccc92" officeooo:paragraph-rsid="000ccc92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Roboto" fo:font-size="10pt" fo:language="fr" fo:country="FR" officeooo:rsid="000ccc92" officeooo:paragraph-rsid="000ccc92" style:font-size-asian="10pt" style:font-size-complex="10pt"/>
    </style:style>
    <style:style style:name="P7" style:family="paragraph" style:parent-style-name="Table_20_Contents">
      <style:text-properties style:font-name="Roboto" fo:font-size="10pt" fo:language="fr" fo:country="FR" officeooo:rsid="00110fc4" officeooo:paragraph-rsid="00110fc4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Roboto" fo:font-size="10pt" fo:language="fr" fo:country="FR" officeooo:rsid="00110fc4" officeooo:paragraph-rsid="00110fc4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Roboto" fo:font-size="10pt" fo:language="fr" fo:country="FR" officeooo:rsid="000fd115" officeooo:paragraph-rsid="000fd115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Roboto" fo:font-size="10pt" fo:language="fr" fo:country="FR" officeooo:rsid="0012c6a3" officeooo:paragraph-rsid="0012c6a3" style:font-size-asian="10pt" style:font-size-complex="10pt"/>
    </style:style>
    <style:style style:name="P11" style:family="paragraph" style:parent-style-name="Table_20_Contents">
      <style:text-properties style:font-name="Roboto" fo:font-size="10pt" fo:language="fr" fo:country="FR" officeooo:paragraph-rsid="001e64a3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Roboto" fo:font-size="10pt" fo:language="fr" fo:country="FR" officeooo:rsid="001ca386" officeooo:paragraph-rsid="001e64a3" style:font-size-asian="10pt" style:font-size-complex="10pt"/>
    </style:style>
    <style:style style:name="P13" style:family="paragraph" style:parent-style-name="Table_20_Contents">
      <style:text-properties style:font-name="Roboto" fo:font-size="10pt" fo:language="fr" fo:country="FR" officeooo:paragraph-rsid="000fbb3f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Roboto" fo:font-size="10pt" fo:language="fr" fo:country="FR" officeooo:rsid="00324b8f" officeooo:paragraph-rsid="00324b8f" style:font-size-asian="10pt" style:font-size-complex="10pt"/>
    </style:style>
    <style:style style:name="P15" style:family="paragraph" style:parent-style-name="Table_20_Contents">
      <style:text-properties style:font-name="Roboto" fo:font-size="10pt" fo:language="fr" fo:country="FR" officeooo:rsid="00324d4a" officeooo:paragraph-rsid="00324d4a" style:font-size-asian="10pt" style:font-size-complex="10pt"/>
    </style:style>
    <style:style style:name="P16" style:family="paragraph" style:parent-style-name="Table_20_Contents">
      <style:text-properties style:font-name="Roboto" fo:font-size="10pt" fo:language="fr" fo:country="FR" officeooo:rsid="0037c7ac" officeooo:paragraph-rsid="0037c7ac" style:font-size-asian="10pt" style:font-size-complex="10pt"/>
    </style:style>
    <style:style style:name="P17" style:family="paragraph" style:parent-style-name="Table_20_Contents">
      <style:text-properties style:font-name="Roboto" fo:font-size="10pt" fo:language="fr" fo:country="FR" officeooo:rsid="000fbb3f" officeooo:paragraph-rsid="000fbb3f" style:font-size-asian="10pt" style:font-size-complex="10pt"/>
    </style:style>
    <style:style style:name="P18" style:family="paragraph" style:parent-style-name="Table_20_Contents">
      <style:text-properties style:font-name="Roboto" fo:font-size="10pt" fo:language="fr" fo:country="FR" officeooo:rsid="000fbb3f" officeooo:paragraph-rsid="001f5753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Roboto" fo:font-size="10pt" fo:language="fr" fo:country="FR" officeooo:rsid="001afbc1" officeooo:paragraph-rsid="001afbc1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Roboto" fo:font-size="10pt" fo:language="fr" fo:country="FR" officeooo:rsid="001b1923" officeooo:paragraph-rsid="001b1923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Roboto" fo:font-size="10pt" fo:language="fr" fo:country="FR" officeooo:rsid="001c5a12" officeooo:paragraph-rsid="001c5a12" style:font-size-asian="10pt" style:font-size-complex="10pt"/>
    </style:style>
    <style:style style:name="P22" style:family="paragraph" style:parent-style-name="Table_20_Contents">
      <style:text-properties style:font-name="Roboto" fo:font-size="10pt" officeooo:paragraph-rsid="001b1923" style:font-size-asian="10pt" style:font-size-complex="10pt"/>
    </style:style>
    <style:style style:name="P23" style:family="paragraph" style:parent-style-name="Table_20_Contents">
      <style:text-properties style:font-name="Roboto" fo:language="fr" fo:country="FR" fo:font-weight="bold" officeooo:paragraph-rsid="001e64a3" style:font-weight-asian="bold" style:font-weight-complex="bold"/>
    </style:style>
    <style:style style:name="P24" style:family="paragraph" style:parent-style-name="Table_20_Contents">
      <style:text-properties style:font-name="Roboto" fo:language="fr" fo:country="FR" fo:font-weight="bold" officeooo:rsid="000ccc92" officeooo:paragraph-rsid="000ccc92" style:font-weight-asian="bold" style:font-weight-complex="bold"/>
    </style:style>
    <style:style style:name="P25" style:family="paragraph" style:parent-style-name="Table_20_Contents">
      <style:text-properties style:font-name="Roboto" fo:language="fr" fo:country="FR" fo:font-weight="bold" officeooo:rsid="000ccc92" officeooo:paragraph-rsid="000fbb3f" style:font-weight-asian="bold" style:font-weight-complex="bold"/>
    </style:style>
    <style:style style:name="P26" style:family="paragraph" style:parent-style-name="Table_20_Contents">
      <style:text-properties style:font-name="Roboto" fo:language="fr" fo:country="FR" officeooo:rsid="000fd115" officeooo:paragraph-rsid="0026ca7e"/>
    </style:style>
    <style:style style:name="P27" style:family="paragraph" style:parent-style-name="Table_20_Contents">
      <style:text-properties style:font-name="Roboto" fo:language="fr" fo:country="FR" officeooo:rsid="00110fc4" officeooo:paragraph-rsid="0026ca7e"/>
    </style:style>
    <style:style style:name="P28" style:family="paragraph" style:parent-style-name="Table_20_Contents">
      <style:text-properties style:font-name="Roboto" fo:language="fr" fo:country="FR" officeooo:paragraph-rsid="0026ca7e"/>
    </style:style>
    <style:style style:name="P29" style:family="paragraph" style:parent-style-name="Table_20_Contents">
      <style:text-properties style:font-name="Roboto" fo:language="fr" fo:country="FR" officeooo:paragraph-rsid="001e64a3"/>
    </style:style>
    <style:style style:name="P30" style:family="paragraph" style:parent-style-name="Table_20_Contents">
      <style:text-properties style:font-name="Roboto" fo:language="fr" fo:country="FR" officeooo:paragraph-rsid="000fbb3f"/>
    </style:style>
    <style:style style:name="P31" style:family="paragraph" style:parent-style-name="Table_20_Contents">
      <style:text-properties style:font-name="Roboto" fo:font-size="16pt" fo:language="fr" fo:country="FR" fo:font-weight="bold" officeooo:rsid="000ccc92" officeooo:paragraph-rsid="000ccc92" style:font-size-asian="16pt" style:font-weight-asian="bold" style:font-size-complex="16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Roboto" fo:font-size="6pt" fo:language="fr" fo:country="FR" officeooo:rsid="001ca386" officeooo:paragraph-rsid="001e64a3" style:font-size-asian="6pt" style:font-size-complex="6pt"/>
    </style:style>
    <style:style style:name="P33" style:family="paragraph" style:parent-style-name="Table_20_Contents">
      <style:text-properties style:font-name="Roboto" fo:font-size="6pt" fo:language="fr" fo:country="FR" officeooo:paragraph-rsid="001e64a3" style:font-size-asian="6pt" style:font-size-complex="6pt"/>
    </style:style>
    <style:style style:name="P34" style:family="paragraph" style:parent-style-name="Table_20_Contents">
      <style:paragraph-properties fo:text-align="center" style:justify-single-word="false"/>
      <style:text-properties style:font-name="Roboto" fo:font-size="6pt" fo:language="fr" fo:country="FR" officeooo:rsid="00110fc4" officeooo:paragraph-rsid="00110fc4" style:font-size-asian="6pt" style:font-size-complex="6pt"/>
    </style:style>
    <style:style style:name="P35" style:family="paragraph" style:parent-style-name="Table_20_Contents">
      <style:text-properties style:font-name="Roboto" fo:font-size="6pt" officeooo:paragraph-rsid="001b1923" style:font-size-asian="5.25pt" style:font-size-complex="6pt"/>
    </style:style>
    <style:style style:name="P36" style:family="paragraph" style:parent-style-name="Table_20_Contents">
      <style:text-properties style:font-name="Roboto" fo:font-size="12pt" fo:language="fr" fo:country="FR" fo:font-weight="bold" officeooo:rsid="000ccc92" officeooo:paragraph-rsid="001afbc1" style:font-size-asian="12pt" style:font-weight-asian="bold" style:font-size-complex="12pt" style:font-weight-complex="bold"/>
    </style:style>
    <style:style style:name="P37" style:family="paragraph" style:parent-style-name="Table_20_Contents">
      <style:text-properties style:font-name="Roboto" fo:font-size="12pt" fo:language="fr" fo:country="FR" fo:font-weight="bold" officeooo:rsid="000ccc92" officeooo:paragraph-rsid="00110fc4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Roboto" fo:font-size="20pt" fo:language="fr" fo:country="FR" fo:font-weight="bold" officeooo:rsid="000fbb3f" officeooo:paragraph-rsid="000fbb3f" style:font-size-asian="20pt" style:font-weight-asian="bold" style:font-size-complex="20pt" style:font-weight-complex="bold"/>
    </style:style>
    <style:style style:name="P39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Roboto" fo:font-size="20pt" fo:language="fr" fo:country="FR" fo:font-weight="bold" officeooo:rsid="000ccc92" officeooo:paragraph-rsid="002cc085" style:font-size-asian="20pt" style:font-weight-asian="bold" style:font-size-complex="20pt" style:font-weight-complex="bold"/>
    </style:style>
    <style:style style:name="P40" style:family="paragraph" style:parent-style-name="Table_20_Contents" style:list-style-name="L1">
      <loext:graphic-properties draw:fill="none"/>
      <style:paragraph-properties fo:margin-left="0.1201in" fo:margin-right="0in" fo:orphans="0" fo:widows="0" fo:text-indent="-0.1in" style:auto-text-indent="false" fo:background-color="transparent" text:number-lines="false" text:line-number="0">
        <style:tab-stops>
          <style:tab-stop style:position="0.0799in"/>
        </style:tab-stops>
      </style:paragraph-properties>
      <style:text-properties officeooo:paragraph-rsid="001b1923"/>
    </style:style>
    <style:style style:name="P41" style:family="paragraph" style:parent-style-name="Table_20_Contents" style:list-style-name="L2">
      <loext:graphic-properties draw:fill="none"/>
      <style:paragraph-properties fo:margin-left="0.1201in" fo:margin-right="0in" fo:text-align="start" style:justify-single-word="false" fo:orphans="0" fo:widows="0" fo:text-indent="-0.1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10pt" fo:language="fr" fo:country="FR" officeooo:rsid="000fd115" officeooo:paragraph-rsid="0016c6b8" style:font-size-asian="10pt" style:font-size-complex="10pt"/>
    </style:style>
    <style:style style:name="P42" style:family="paragraph" style:parent-style-name="Table_20_Contents" style:list-style-name="L3">
      <loext:graphic-properties draw:fill="none"/>
      <style:paragraph-properties fo:margin-left="0.1201in" fo:margin-right="0in" fo:orphans="0" fo:widows="0" fo:text-indent="-0.1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10pt" fo:language="fr" fo:country="FR" officeooo:rsid="000fd115" officeooo:paragraph-rsid="001ae90a" style:font-size-asian="10pt" style:font-size-complex="10pt"/>
    </style:style>
    <style:style style:name="P43" style:family="paragraph" style:parent-style-name="Table_20_Contents" style:list-style-name="L3">
      <loext:graphic-properties draw:fill="none"/>
      <style:paragraph-properties fo:margin-left="0.1201in" fo:margin-right="0in" fo:orphans="0" fo:widows="0" fo:text-indent="-0.1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10pt" fo:language="fr" fo:country="FR" officeooo:rsid="000fd115" officeooo:paragraph-rsid="000fd115" style:font-size-asian="10pt" style:font-size-complex="10pt"/>
    </style:style>
    <style:style style:name="P44" style:family="paragraph" style:parent-style-name="Table_20_Contents" style:list-style-name="L2">
      <loext:graphic-properties draw:fill="none"/>
      <style:paragraph-properties fo:margin-left="0.1201in" fo:margin-right="0in" fo:text-align="start" style:justify-single-word="false" fo:orphans="0" fo:widows="0" fo:text-indent="-0.1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10pt" fo:language="fr" fo:country="FR" officeooo:rsid="0016c6b8" officeooo:paragraph-rsid="0016c6b8" style:font-size-asian="10pt" style:font-size-complex="10pt"/>
    </style:style>
    <style:style style:name="P45" style:family="paragraph" style:parent-style-name="Table_20_Contents" style:list-style-name="L2">
      <loext:graphic-properties draw:fill="none"/>
      <style:paragraph-properties fo:margin-left="0.1201in" fo:margin-right="0in" fo:text-align="start" style:justify-single-word="false" fo:orphans="0" fo:widows="0" fo:text-indent="-0.1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10pt" fo:language="fr" fo:country="FR" officeooo:rsid="0030aa84" officeooo:paragraph-rsid="0030aa84" style:font-size-asian="10pt" style:font-size-complex="10pt"/>
    </style:style>
    <style:style style:name="P46" style:family="paragraph" style:parent-style-name="Table_20_Contents" style:list-style-name="L2">
      <loext:graphic-properties draw:fill="none"/>
      <style:paragraph-properties fo:margin-left="0.1201in" fo:margin-right="0in" fo:text-align="start" style:justify-single-word="false" fo:orphans="0" fo:widows="0" fo:text-indent="-0.1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10pt" fo:language="fr" fo:country="FR" officeooo:rsid="001ae90a" officeooo:paragraph-rsid="001ae90a" style:font-size-asian="10pt" style:font-size-complex="10pt"/>
    </style:style>
    <style:style style:name="P47" style:family="paragraph" style:parent-style-name="Table_20_Contents" style:list-style-name="L3">
      <loext:graphic-properties draw:fill="none"/>
      <style:paragraph-properties fo:margin-left="0.1201in" fo:margin-right="0in" fo:orphans="0" fo:widows="0" fo:text-indent="-0.1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10pt" fo:language="fr" fo:country="FR" officeooo:rsid="00110fc4" officeooo:paragraph-rsid="00110fc4" style:font-size-asian="10pt" style:font-size-complex="10pt"/>
    </style:style>
    <style:style style:name="T1" style:family="text">
      <style:text-properties officeooo:rsid="000ccc92"/>
    </style:style>
    <style:style style:name="T2" style:family="text">
      <style:text-properties officeooo:rsid="000dae4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0fc4" style:font-weight-asian="bold" style:font-weight-complex="bold"/>
    </style:style>
    <style:style style:name="T5" style:family="text">
      <style:text-properties fo:font-weight="bold" officeooo:rsid="0012c6a3" style:font-weight-asian="bold" style:font-weight-complex="bold"/>
    </style:style>
    <style:style style:name="T6" style:family="text">
      <style:text-properties officeooo:rsid="000fd115"/>
    </style:style>
    <style:style style:name="T7" style:family="text">
      <style:text-properties officeooo:rsid="00110fc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9a574" style:font-weight-asian="normal" style:font-weight-complex="normal"/>
    </style:style>
    <style:style style:name="T10" style:family="text">
      <style:text-properties fo:font-weight="normal" officeooo:rsid="0036e3ef" style:font-weight-asian="normal" style:font-weight-complex="normal"/>
    </style:style>
    <style:style style:name="T11" style:family="text">
      <style:text-properties officeooo:rsid="0012c6a3"/>
    </style:style>
    <style:style style:name="T12" style:family="text">
      <style:text-properties officeooo:rsid="0016c6b8"/>
    </style:style>
    <style:style style:name="T13" style:family="text">
      <style:text-properties officeooo:rsid="0018acc3"/>
    </style:style>
    <style:style style:name="T14" style:family="text">
      <style:text-properties officeooo:rsid="0019a574"/>
    </style:style>
    <style:style style:name="T15" style:family="text">
      <style:text-properties officeooo:rsid="001ae90a"/>
    </style:style>
    <style:style style:name="T16" style:family="text">
      <style:text-properties officeooo:rsid="001afbc1"/>
    </style:style>
    <style:style style:name="T17" style:family="text">
      <style:text-properties officeooo:rsid="001b1923"/>
    </style:style>
    <style:style style:name="T18" style:family="text">
      <style:text-properties officeooo:rsid="001ea49b"/>
    </style:style>
    <style:style style:name="T19" style:family="text">
      <style:text-properties officeooo:rsid="001f5753"/>
    </style:style>
    <style:style style:name="T20" style:family="text">
      <style:text-properties officeooo:rsid="00207b4a"/>
    </style:style>
    <style:style style:name="T21" style:family="text">
      <style:text-properties officeooo:rsid="00228746"/>
    </style:style>
    <style:style style:name="T22" style:family="text">
      <style:text-properties officeooo:rsid="0023ec08"/>
    </style:style>
    <style:style style:name="T23" style:family="text">
      <style:text-properties officeooo:rsid="00265842"/>
    </style:style>
    <style:style style:name="T24" style:family="text">
      <style:text-properties fo:language="fr" fo:country="FR" officeooo:rsid="002a3532"/>
    </style:style>
    <style:style style:name="T25" style:family="text">
      <style:text-properties fo:language="fr" fo:country="FR" officeooo:rsid="001b1923"/>
    </style:style>
    <style:style style:name="T26" style:family="text">
      <style:text-properties style:font-name="Roboto"/>
    </style:style>
    <style:style style:name="T27" style:family="text">
      <style:text-properties style:font-name="Roboto" fo:font-size="10pt" fo:language="fr" fo:country="FR" officeooo:rsid="002f1686" style:font-size-asian="10pt" style:font-size-complex="10pt"/>
    </style:style>
    <style:style style:name="T28" style:family="text">
      <style:text-properties style:font-name="Roboto" fo:font-size="10pt" fo:language="fr" fo:country="FR" officeooo:rsid="003bf0f9" style:font-size-asian="10pt" style:font-size-complex="10pt"/>
    </style:style>
    <style:style style:name="T29" style:family="text">
      <style:text-properties style:font-name="Roboto" fo:font-size="10pt" style:font-size-asian="10pt" style:font-size-complex="10pt"/>
    </style:style>
    <style:style style:name="T30" style:family="text">
      <style:text-properties style:font-name="Roboto" fo:font-size="10pt" officeooo:rsid="002f1686" style:font-size-asian="10pt" style:font-size-complex="10pt"/>
    </style:style>
    <style:style style:name="T31" style:family="text">
      <style:text-properties style:font-name="Roboto" fo:font-size="10pt" officeooo:rsid="003bf0f9" style:font-size-asian="10pt" style:font-size-complex="10pt"/>
    </style:style>
    <style:style style:name="T32" style:family="text">
      <style:text-properties officeooo:rsid="002f1686"/>
    </style:style>
    <style:style style:name="T33" style:family="text">
      <style:text-properties officeooo:rsid="0030aa84"/>
    </style:style>
    <style:style style:name="T34" style:family="text">
      <style:text-properties officeooo:rsid="00324d4a"/>
    </style:style>
    <style:style style:name="T35" style:family="text">
      <style:text-properties officeooo:rsid="003ede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696206576560">
          <table:table-cell table:style-name="Table1.A1" office:value-type="string">
            <text:p text:style-name="P4">Léo </text:p>
            <text:p text:style-name="P39">STATKUS</text:p>
          </table:table-cell>
        </table:table-row>
        <table:table-row table:style-name="TableLine94696206605168">
          <table:table-cell table:style-name="Table1.A1" office:value-type="string">
            <text:p text:style-name="P6">31 ans</text:p>
          </table:table-cell>
        </table:table-row>
        <table:table-row table:style-name="TableLine94696206603536">
          <table:table-cell table:style-name="Table1.A1" office:value-type="string">
            <text:p text:style-name="P6">Permis B</text:p>
          </table:table-cell>
        </table:table-row>
        <table:table-row table:style-name="Table1.4">
          <table:table-cell table:style-name="Table1.A4" office:value-type="string">
            <text:p text:style-name="P24">Contact</text:p>
          </table:table-cell>
        </table:table-row>
        <table:table-row table:style-name="TableLine94696206784272">
          <table:table-cell table:style-name="Table1.A1" office:value-type="string">
            <text:p text:style-name="P5">+33 6 12 79 73 72</text:p>
            <text:p text:style-name="P5"><text:a xlink:type="simple" xlink:href="mailto:leo@statkus.fr" text:style-name="Internet_20_link" text:visited-style-name="Visited_20_Internet_20_Link"><text:span text:style-name="T26">leo@statkus.fr</text:span></text:a></text:p>
          </table:table-cell>
        </table:table-row>
        <table:table-row table:style-name="Table1.6">
          <table:table-cell table:style-name="Table1.A6" office:value-type="string">
            <text:p text:style-name="P25">Compétences techniques</text:p>
          </table:table-cell>
        </table:table-row>
        <table:table-row table:style-name="TableLine94696206785632">
          <table:table-cell table:style-name="Table1.A1" office:value-type="string">
            <text:p text:style-name="P7"><text:span text:style-name="T3">Brevet de pilote de drone :</text:span><text:span text:style-name="T8"> brevet théorique UL</text:span><text:span text:style-name="T10">M</text:span><text:span text:style-name="T8"> et formation pratique drone </text:span><text:span text:style-name="T9">mutli-rotor</text:span></text:p>
            <text:p text:style-name="P17"><text:span text:style-name="T3">Langages :</text:span> Ada, C/C++, Python, Bash</text:p>
            <text:p text:style-name="P18"><text:span text:style-name="T3">Outils :</text:span> Git, Vim, <text:span text:style-name="T6">Jenkins, GitLab CI/CD, </text:span><text:span text:style-name="T19">GNATcoverage (analyse de couverture), </text:span><text:span text:style-name="T32">FreeCAD</text:span></text:p>
            <text:p text:style-name="P17"><text:span text:style-name="T3">Méthodes :</text:span> <text:span text:style-name="T6">développement agile (itératif incrémental), </text:span><text:span text:style-name="T19">tests uniatires, </text:span>BDD, TDD, DO-178C</text:p>
            <text:p text:style-name="P17"><text:span text:style-name="T3">Systèmes :</text:span> Linux, baremetal <text:span text:style-name="T19">(drivers : GPIO, UART, SPI, I2C, CAN, PWM, PPM, ADC, DMA)</text:span></text:p>
          </table:table-cell>
        </table:table-row>
        <table:table-row table:style-name="Table1.6">
          <table:table-cell table:style-name="Table1.A6" office:value-type="string">
            <text:p text:style-name="P24">Langues</text:p>
          </table:table-cell>
        </table:table-row>
        <table:table-row table:style-name="TableLine94696206786768">
          <table:table-cell table:style-name="Table1.A1" office:value-type="string">
            <text:p text:style-name="P5">Anglais (courant, 587 <text:span text:style-name="T2">point </text:span>au TOEFL ITP en 2016)</text:p>
            <text:p text:style-name="P17">Italien (scolaire)</text:p>
          </table:table-cell>
        </table:table-row>
        <table:table-row table:style-name="Table1.6">
          <table:table-cell table:style-name="Table1.A6" office:value-type="string">
            <text:p text:style-name="P36">Projets personnelles</text:p>
          </table:table-cell>
        </table:table-row>
        <table:table-row table:style-name="TableLine94696206787856">
          <table:table-cell table:style-name="Table1.A1" office:value-type="string">
            <text:p text:style-name="P19">Réalisation d’un robot roulant gyropode : C, Python, STM32F3, <text:span text:style-name="T17">UART, </text:span>IMU, filtre de Kalman, PID.</text:p>
            <text:p text:style-name="P19"/>
            <text:p text:style-name="P19">Developpement d’un <text:span text:style-name="T20">site</text:span> web avec Ada Web Server : Ada, tests unitaires, JavaScript, CSS.</text:p>
            <text:p text:style-name="P19"/>
            <text:p text:style-name="P20">Réalisation d’un écran d’aide à la conduite d’une voiture affichant différentes informations (vitesse, température d’eau, pression de turbo…) : C, STM32F1, CAN, SPI, UART, OBD2.</text:p>
            <text:p text:style-name="P20"/>
            <text:p text:style-name="P21">Réalisation d’un simulateur de conduite/vol se déplaçant sur 3 degrées de libertés avec, simulateur de vent, pédale avec retour haptique, button box : C, STM32F4, GPIO, UART, PWM, contrôle de moteurs pas à pas industriel, CAO et impression 3D.</text:p>
          </table:table-cell>
        </table:table-row>
        <table:table-row table:style-name="Table1.6">
          <table:table-cell table:style-name="Table1.A6" office:value-type="string">
            <text:p text:style-name="P37">Centres d’intérets</text:p>
          </table:table-cell>
        </table:table-row>
        <table:table-row table:style-name="TableLine94696206788944">
          <table:table-cell table:style-name="Table1.A1" office:value-type="string">
            <text:p text:style-name="P7">Ski alpin, ski nordique, natation, robotique, montage et pilotage de drone<text:span text:style-name="T16">s </text:span>FPV, <text:span text:style-name="T35">jeux vidéo, </text:span>sport<text:span text:style-name="T21">s</text:span> automobile.</text:p>
          </table:table-cell>
        </table:table-row>
        <table:table-row table:style-name="TableLine94696206789328">
          <table:table-cell table:style-name="Table1.A1" office:value-type="string">
            <text:p text:style-name="P35"/>
            <text:p text:style-name="P35"/>
          </table:table-cell>
        </table:table-row>
        <table:table-row table:style-name="TableLine94696206789872">
          <table:table-cell table:style-name="Table1.A1" office:value-type="string">
            <text:p text:style-name="P22"><text:span text:style-name="T24">R</text:span><text:span text:style-name="T25">etrouve</text:span><text:span text:style-name="T24">z-moi</text:span><text:span text:style-name="T25"> sur :</text:span></text:p>
            <text:list xml:id="list2409469877" text:style-name="L1">
              <text:list-item>
                <text:p text:style-name="P40"><text:a xlink:type="simple" xlink:href="https://www.linkedin.com/in/léo-statkus-3a7187108" text:style-name="Internet_20_link" text:visited-style-name="Visited_20_Internet_20_Link"><text:span text:style-name="T29">LinkedIn</text:span></text:a><text:span text:style-name="T27"> </text:span><text:span text:style-name="T28">(Léo Statkus)</text:span></text:p>
              </text:list-item>
              <text:list-item>
                <text:p text:style-name="P40"><text:a xlink:type="simple" xlink:href="https://github.com/Statkus" text:style-name="Internet_20_link" text:visited-style-name="Visited_20_Internet_20_Link"><text:span text:style-name="T30">GitHub</text:span></text:a><text:span text:style-name="T30"> </text:span><text:span text:style-name="T31">(Statkus)</text:span></text:p>
              </text:list-item>
            </text:list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Line94696206579936">
          <table:table-cell table:style-name="Table2.A1" table:number-columns-spanned="2" office:value-type="string">
            <text:p text:style-name="P3">Ingénieur logiciel embarqué</text:p>
            <text:p text:style-name="P38">8 ans d’éxpérience</text:p>
            <text:p text:style-name="P38"/>
          </table:table-cell>
          <table:covered-table-cell/>
        </table:table-row>
        <table:table-row table:style-name="Table2.2">
          <table:table-cell table:style-name="Table2.A2" table:number-columns-spanned="2" office:value-type="string">
            <text:p text:style-name="P31">Experiences professionelles</text:p>
          </table:table-cell>
          <table:covered-table-cell/>
        </table:table-row>
        <table:table-row table:style-name="TableLine94696206880720">
          <table:table-cell table:style-name="Table2.A3" office:value-type="string">
            <text:p text:style-name="P9">2020 – 2024</text:p>
            <text:p text:style-name="P14">(4,5 ans)</text:p>
          </table:table-cell>
          <table:table-cell table:style-name="Table2.A1" office:value-type="string">
            <text:p text:style-name="P26"><text:span text:style-name="T4">Hionos</text:span><text:span text:style-name="T7">, d</text:span>eveloppeur logiciel embarqué critique, Grenoble</text:p>
            <text:p text:style-name="P16">Principales missions réalisées :</text:p>
            <text:list xml:id="list186932524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1"><text:span text:style-name="T12">D</text:span>éveloppement d’un autopilote de drone certifié DO-178C DAL A : <text:span text:style-name="T12">HLR/HLT, LLR/LLT, Ada.</text:span></text:p>
                          </text:list-item>
                          <text:list-item>
                            <text:p text:style-name="P44">Développement de drivers bas niveau : <text:span text:style-name="T13">GPIO, </text:span>UART, SPI, I2C, CAN, PWM, PPM, ADC, <text:span text:style-name="T14">DMA</text:span> sur <text:span text:style-name="T15">microcontrôleurs </text:span>STM32.</text:p>
                          </text:list-item>
                          <text:list-item>
                            <text:p text:style-name="P45">Mise en place d’une intégration continue avec Jenkins puis GitLab CI/CD.</text:p>
                          </text:list-item>
                          <text:list-item>
                            <text:p text:style-name="P45">Mise en place d’un environnement de test HITL avec visualisation 3D (FlightGear).</text:p>
                          </text:list-item>
                          <text:list-item>
                            <text:p text:style-name="P46">Prototypage de solutions redondantes (triplex).</text:p>
                          </text:list-item>
                          <text:list-item>
                            <text:p text:style-name="P44">Montage et pilotage de drone<text:span text:style-name="T14">s</text:span> pour tester <text:span text:style-name="T14">et valider </text:span>en condition réel l’<text:span text:style-name="T15">autopilot</text:span>.</text:p>
                          </text:list-item>
                          <text:list-item>
                            <text:p text:style-name="P46">Projets de recherche autour de solutions de geocaging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94696206881824">
          <table:table-cell table:style-name="Table2.A8" office:value-type="string">
            <text:p text:style-name="P32"/>
          </table:table-cell>
          <table:table-cell table:style-name="Table2.A1" office:value-type="string">
            <text:p text:style-name="P33"/>
          </table:table-cell>
        </table:table-row>
        <table:table-row table:style-name="TableLine94696206882848">
          <table:table-cell table:style-name="Table2.A8" office:value-type="string">
            <text:p text:style-name="P9">2016 – 2020</text:p>
            <text:p text:style-name="P14">(3,5 ans)</text:p>
          </table:table-cell>
          <table:table-cell table:style-name="Table2.A1" office:value-type="string">
            <text:p text:style-name="P26"><text:span text:style-name="T4">Sogilis</text:span><text:span text:style-name="T7">, d</text:span>eveloppeur logiciel embarqué, Grenoble</text:p>
            <text:p text:style-name="P15">Préstataire pour différents clients/projets :</text:p>
            <text:list xml:id="list934883033" text:style-name="L3">
              <text:list-item>
                <text:p text:style-name="P42"><text:span text:style-name="T3">THALES Avionics :</text:span><text:span text:style-name="T8"> </text:span>développement d’un système GPS certifié DO-178C DAL B : HLR/<text:span text:style-name="T14">HLT</text:span>, LLR/<text:span text:style-name="T14">LLT</text:span>, Ada.</text:p>
              </text:list-item>
              <text:list-item>
                <text:p text:style-name="P47"><text:span text:style-name="T3">Orthotaxy :</text:span> développement d’un robot médical <text:span text:style-name="T14">d’assistance à la mise en place de prothèse du genoux : C++, </text:span><text:span text:style-name="T33">définition et implémentation de protocols sur liaison UART</text:span><text:span text:style-name="T14">.</text:span></text:p>
              </text:list-item>
              <text:list-item>
                <text:p text:style-name="P43"><text:span text:style-name="T3">CAP2018 :</text:span> développement d’un autopilote de drone certifié DO-178C DAL A : HLR/<text:span text:style-name="T14">HLT</text:span>, LLR/<text:span text:style-name="T14">LLT</text:span>, Ada.</text:p>
              </text:list-item>
              <text:list-item>
                <text:p text:style-name="P43"><text:span text:style-name="T3">Notilo+ :</text:span> prototypage d’un drone sous-marin autonome : C++, <text:span text:style-name="T18">tests unitaires, mise en place d’un environnement de test HITL.</text:span></text:p>
              </text:list-item>
            </text:list>
          </table:table-cell>
        </table:table-row>
        <table:table-row table:style-name="TableLine94696206883504">
          <table:table-cell table:style-name="Table2.A8" office:value-type="string">
            <text:p text:style-name="P34"/>
          </table:table-cell>
          <table:table-cell table:style-name="Table2.A1" office:value-type="string">
            <text:p text:style-name="P33"/>
          </table:table-cell>
        </table:table-row>
        <table:table-row table:style-name="TableLine94696206884192">
          <table:table-cell table:style-name="Table2.A8" office:value-type="string">
            <text:p text:style-name="P8">2016</text:p>
            <text:p text:style-name="P14">(6 mois)</text:p>
          </table:table-cell>
          <table:table-cell table:style-name="Table2.A1" office:value-type="string">
            <text:p text:style-name="P27"><text:span text:style-name="T3">SenseFly </text:span><text:span text:style-name="T5">(maintenant AgEagle)</text:span><text:span text:style-name="T11">, stage de recherche, Cheseaux-sur-Lausanne, Suisse</text:span></text:p>
            <text:p text:style-name="P7">Amélioration du streaming vidéo entre un drone et une station sol : GStreamer, QoS, <text:span text:style-name="T14">H.264, multi-slice encoding, periodic intra refresh.</text:span></text:p>
          </table:table-cell>
        </table:table-row>
        <table:table-row table:style-name="TableLine94696206885008">
          <table:table-cell table:style-name="Table2.A8" office:value-type="string">
            <text:p text:style-name="P32"/>
          </table:table-cell>
          <table:table-cell table:style-name="Table2.A1" office:value-type="string">
            <text:p text:style-name="P33"/>
          </table:table-cell>
        </table:table-row>
        <table:table-row table:style-name="TableLine94696206885824">
          <table:table-cell table:style-name="Table2.A9" office:value-type="string">
            <text:p text:style-name="P10">2015</text:p>
            <text:p text:style-name="P14">(2 mois)</text:p>
          </table:table-cell>
          <table:table-cell table:style-name="Table2.A1" office:value-type="string">
            <text:p text:style-name="P28"><text:span text:style-name="T3">THALES Systèmes Aéroportés</text:span>, <text:span text:style-name="T22">stage de recherche</text:span>, <text:span text:style-name="T22">Pessac</text:span></text:p>
            <text:p text:style-name="P11">Observation des contextes <text:span text:style-name="T34">d’arrêt et </text:span>de reprise d’une application temps réel <text:span text:style-name="T34">pour l’optimisation du temps d’éxécution de tests automatisés</text:span>, analyse de fichiers <text:span text:style-name="T23">text</text:span> : Perl.</text:p>
          </table:table-cell>
        </table:table-row>
        <table:table-row table:style-name="TableLine94696206886992">
          <table:table-cell table:style-name="Table2.A10" office:value-type="string">
            <text:p text:style-name="P32"/>
          </table:table-cell>
          <table:table-cell table:style-name="Table2.A1" office:value-type="string">
            <text:p text:style-name="P33"/>
          </table:table-cell>
        </table:table-row>
        <table:table-row table:style-name="Table2.2">
          <table:table-cell table:style-name="Table2.A2" table:number-columns-spanned="2" office:value-type="string">
            <text:p text:style-name="P31">Formation</text:p>
          </table:table-cell>
          <table:covered-table-cell/>
        </table:table-row>
        <table:table-row table:style-name="TableLine94696206889616">
          <table:table-cell table:style-name="Table2.A12" office:value-type="string">
            <text:p text:style-name="P12">2015 - 2016</text:p>
          </table:table-cell>
          <table:table-cell table:style-name="Table2.A1" office:value-type="string">
            <text:p text:style-name="P29">Master de recherche i-MARS</text:p>
            <text:p text:style-name="P11">Micro-technologies, Architecture, Réseaux et Systèmes de communications</text:p>
            <text:p text:style-name="P23">CentraleSupélec</text:p>
          </table:table-cell>
        </table:table-row>
        <table:table-row table:style-name="TableLine94696206890720">
          <table:table-cell table:style-name="Table2.A13" office:value-type="string">
            <text:p text:style-name="P12">2013 - 2016</text:p>
          </table:table-cell>
          <table:table-cell table:style-name="Table2.A1" office:value-type="string">
            <text:p text:style-name="P30">Diplome d'ingénieur</text:p>
            <text:p text:style-name="P13">Majeure Systèmes Électroniques, Réseaux et Images</text:p>
            <text:p text:style-name="P23">CentraleSupélec</text:p>
          </table:table-cell>
        </table:table-row>
        <table:table-row table:style-name="TableLine94696206892096">
          <table:table-cell table:style-name="Table2.A14" office:value-type="string">
            <text:p text:style-name="P12">2011 - 2<text:span text:style-name="T1">0</text:span>13</text:p>
          </table:table-cell>
          <table:table-cell table:style-name="Table2.A1" office:value-type="string">
            <text:p text:style-name="P30">DUT</text:p>
            <text:p text:style-name="P13">Génie électrique et informatique industrielle</text:p>
            <text:p text:style-name="P23">IUT1 Université Joseph Fourier, Grenoble</text:p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Character_5f_20_5f_style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Character_5f_20_5f_style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Character_5f_20_5f_style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Character_5f_20_5f_style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Character_5f_20_5f_style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Character_5f_20_5f_style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Character_5f_20_5f_style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Character_5f_20_5f_style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Character_5f_20_5f_style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>
          <style:column style:rel-width="3435*" fo:start-indent="0in" fo:end-indent="0.0311in"/>
          <style:column style:rel-width="6537*" fo:start-indent="0.031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17:39:19.465377474</meta:creation-date>
    <meta:editing-duration>PT3H47M52S</meta:editing-duration>
    <meta:editing-cycles>33</meta:editing-cycles>
    <meta:generator>LibreOffice/7.0.4.2$Linux_X86_64 LibreOffice_project/00$Build-2</meta:generator>
    <dc:date>2024-10-07T17:39:26.926407323</dc:date>
    <meta:document-statistic meta:table-count="2" meta:image-count="0" meta:object-count="0" meta:page-count="2" meta:paragraph-count="69" meta:word-count="519" meta:character-count="3463" meta:non-whitespace-character-count="3023"/>
  </office:meta>
</office:document-meta>
</file>